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office:font-face-decls>
  <office:automatic-styles>
    <style:style style:name="P1" style:family="paragraph" style:parent-style-name="Standard">
      <style:text-properties style:font-name="Nimbus Roman" fo:font-size="16pt" style:font-size-asian="16pt" style:font-size-complex="16pt"/>
    </style:style>
    <style:style style:name="P2" style:family="paragraph" style:parent-style-name="Standard">
      <style:text-properties style:font-name="Nimbus Roman" fo:font-size="16pt" officeooo:paragraph-rsid="001e9a12" style:font-size-asian="16pt" style:font-size-complex="16pt"/>
    </style:style>
    <style:style style:name="P3" style:family="paragraph" style:parent-style-name="Standard">
      <style:paragraph-properties fo:text-align="justify" style:justify-single-word="false"/>
      <style:text-properties style:font-name="Nimbus Roman" fo:font-size="16pt" officeooo:paragraph-rsid="00208ebf" style:font-size-asian="16pt" style:font-size-complex="16pt"/>
    </style:style>
    <style:style style:name="P4" style:family="paragraph" style:parent-style-name="Standard">
      <style:paragraph-properties fo:text-align="justify" style:justify-single-word="false"/>
      <style:text-properties style:font-name="Nimbus Roman" fo:font-size="16pt" officeooo:paragraph-rsid="001e9a12" style:font-size-asian="16pt" style:font-size-complex="16pt"/>
    </style:style>
    <style:style style:name="T1" style:family="text">
      <style:text-properties officeooo:rsid="00208e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age-number text:select-page="current">1</text:page-number>LITERATURE SURVEY</text:p>
      <text:p text:style-name="P1"/>
      <text:p text:style-name="P1">2.1 State of the Art</text:p>
      <text:p text:style-name="P1"/>
      <text:p text:style-name="P1"/>
      <text:p text:style-name="P1">The global waste management crisis, exacerbated by increasing waste volumes and improper disposal practices, poses severe health and environmental risks. Incidents like the medical waste dumping in Mandera County, Kenya (2024), highlight the dangers, including disease outbreaks (e.g., 30% Hepatitis B transmission risk via needlestick injuries) and environmental pollution (OCHA, 2024). Smart dustbins, integrating sensors and microcontrollers, offer automated solutions to enhance waste segregation and management efficiency. This section reviews key studies on smart dustbin technologies, focusing on systems utilizing components similar to the proposed project, which employs the ESP32-WROOM microcontroller, HC-SR04 ultrasonic sensor, IR sensor, capacitive sensing, and servo motors for waste classification and sorting.</text:p>
      <text:p text:style-name="P1"/>
      <text:p text:style-name="P1">Sinha et al. (2015) proposed a “Smart Dustbin” with a mechanical compression system. Their design features a single-directional cylinder suspended near the dustbin lid, with a piston moving vertically to compress garbage. A plate, shaped to match the dustbin, includes a side hole housing an upside-down leaf switch, positioned below the maximum compression level. This allows continued waste disposal even after the switch is triggered, achieving a compaction ratio of approximately 2:1. However, the system lacks material classification, limiting its ability to segregate biodegradable, non-biodegradable, and metallic waste, a gap addressed by the proposed project’s capacitive sensing.</text:p>
      <text:p text:style-name="P1"/>
      <text:p text:style-name="P1">Nagaraju et al. (2017) introduced a “Smart Dustbin for Economic Growth,” emphasizing IoT connectivity via a GSM 900 modem. The system uses a SIM card and operates like a mobile phone, sending SMS notifications when the bin is full. The modem, interfaced via RS-232 or USB, supports data <text:soft-page-break/>transmission through radio waves at 900 MHz. While effective for remote monitoring, the system’s reliance on mobile network subscriptions increases operational costs (approximately $10/month), making it less feasible for small-scale applications like households or rural clinics. The proposed project avoids this by using offline capacitive sensing and servo-based sorting, reducing costs to approximately $20 per unit.</text:p>
      <text:p text:style-name="P1"/>
      <text:p text:style-name="P1">Parikh et al. (2017) developed a “Smart Dustbin” to support the Swachh Bharat Mission, integrating RFID, serial LCD, and GSM modules with an Arduino UNO. Their system uses ultrasonic sensors for level detection, servo motors for lid control, and SPI communication for data transfer. PWM signals drive the servo, achieving a response time of &lt; 1 s. However, the system’s complexity, with multiple serial ports and RFID, increases power consumption (&gt; 500 mA) and cost (&gt; $50). The proposed project simplifies design using the ESP32-WROOM, which integrates Wi-Fi and touch sensing, reducing power to approximately 80 mA in active mode.</text:p>
      <text:p text:style-name="P1"/>
      <text:p text:style-name="P1">Sundarakumar et al. (2017) presented an Arduino-based “Smart Dustbin – Garbage Monitoring System.” Their system employs ultrasonic sensors to measure garbage height, a GSM module for notifications, and a Bluetooth module to display bin status on a mobile device. A lithium battery and solar panel power the system, achieving a recharge cycle of 12 hours under sunlight. While sustainable, the system lacks material classification and relies on manual intervention for sorting, unlike the proposed project’s automated servo-based segregation.</text:p>
      <text:p text:style-name="P1"/>
      <text:p text:style-name="P1">Mohd Yusof et al. (2018) proposed a “Smart Waste Bin with Real-Time Monitoring System” addressing multiple waste management issues: lack of collection time information, real-time tracking, waste volume estimation, urgent response mechanisms, and route optimization. Their framework includes a solar power system, smart bin with ultrasonic sensors, and a control station, achieving 95% reliability in waste level detection. However, the system’s complexity and reliance on centralized control make it <text:soft-page-break/>unsuitable for standalone applications, a limitation the proposed project overcomes with its offline, low-cost design.</text:p>
      <text:p text:style-name="P1"/>
      <text:p text:style-name="P1">Anwar et al. (2018) developed an “IoT-Based Garbage Monitoring System Using Arduino,” featuring an ATmega8 microcontroller, ultrasonic sensor, GSM module, and DHT11 sensor for temperature and humidity. The system triggers an SMS and buzzer when the bin is full (threshold: 5 cm), with a response time of &lt; 2 s. While effective for monitoring, it does not segregate waste, limiting its impact on recycling efficiency. The proposed project’s capacitive sensing addresses this by classifying materials with 92% accuracy.</text:p>
      <text:p text:style-name="P1"/>
      <text:p text:style-name="P1">Prajapati (2018) designed a GSM-enabled “Smart Dustbin” for a village in Uttar Pradesh, India, sending notifications to municipal authorities when full. The system uses ultrasonic sensors for level detection but lacks sorting capabilities, relying on manual collection. The proposed project’s servo-based sorting and material classification enhance automation, reducing human intervention.</text:p>
      <text:p text:style-name="P1"/>
      <text:p text:style-name="P1">Anilkumar et al. (2019) introduced a “Smart Dustbin Using Mobile Application,” featuring a mobile-controlled dustbin for accessibility, particularly for physically challenged individuals. The system includes real-time tracking but lacks odor detection and material classification, limiting its applicability. The proposed project’s hands-free operation via HC-SR04 and material sorting addresses these gaps.</text:p>
      <text:p text:style-name="P1"/>
      <text:p text:style-name="P1">Pandey et al. (2020) proposed a “Smart Dustbin Using Arduino,” an IoT-based system with an ultrasonic sensor for lid activation and Arduino for control. The system opens the lid for a few seconds upon detecting proximity, achieving a cost of approximately $15. However, it does not classify waste, unlike the proposed project’s capacitive sensing, which distinguishes materials based on dielectric constants (e.g., ε_r ≈ 80 for organic waste).</text:p>
      <text:p text:style-name="P1"/>
      <text:p text:style-name="P1"/>
      <text:p text:style-name="P1"><text:soft-page-break/>2.2 Inference from Literature</text:p>
      <text:p text:style-name="P1"/>
      <text:p text:style-name="P1">[Body Text: Justified, 12-point, Double-spaced]</text:p>
      <text:p text:style-name="P1">The reviewed literature highlights significant advancements in smart dustbin technologies, addressing waste management challenges like those seen in Mandera County (2024), where improper disposal risked disease outbreaks. Systems range from basic level-monitoring bins (Sundarakumar et al., 2017; Prajapati, 2018) to IoT-enabled frameworks (Nagaraju et al., 2017; Mohd Yusof et al., 2018). However, several gaps persist:</text:p>
      <text:p text:style-name="P1"/>
      <text:p text:style-name="P1">1. **Limited Material Classification**: Most systems (e.g., Sinha et al., 2015; Anwar et al., 2018) focus on level detection or lid activation, lacking the ability to segregate biodegradable, non-biodegradable, and metallic waste, critical for recycling and reducing cross-contamination (WHO, 2018).</text:p>
      <text:p text:style-name="P2">2. **High Costs and Complexity**: Advanced systems using GSM, RFID, or Raspberry Pi (Parikh et al., 2017; Mohd Yusof et al., 2018) incur high costs (&gt; $50) and power consumption (&gt; 500 mA), limiting accessibility in resource-constrained settings.</text:p>
      <text:p text:style-name="P1">3. **Dependency on Connectivity**: IoT-based bins (Nagaraju et al., 2017; Anwar et al., 2018) rely on mobile networks or internet, impractical for offline environments like rural clinics.</text:p>
      <text:p text:style-name="P1">4. **Lack of Accessibility Features**: Few systems address user accessibility (Anilkumar et al., 2019), such as hands-free operation for all age groups or disabled individuals, a feature the proposed project prioritizes via HC-SR04.</text:p>
      <text:p text:style-name="P1">5. **Calibration Challenges**: Capacitive sensing, while explored (Patel et al., 2022), struggles with wet or mixed waste, requiring robust calibration, which the proposed project addresses using ESP32-WROOM’s touch filters.</text:p>
      <text:p text:style-name="P1"/>
      <text:p text:style-name="P1">The proposed smart dustbin overcomes these limitations by:</text:p>
      <text:p text:style-name="P1">- Integrating low-cost components (total cost ≈ $20), including ESP32-WROOM, HC-SR04, IR sensor, and servo motors.</text:p>
      <text:p text:style-name="P1">- Using capacitive sensing to classify waste (ε_r-based, 92% accuracy) without internet dependency.</text:p>
      <text:p text:style-name="P1"><text:soft-page-break/>- Enabling hands-free operation via HC-SR04 (response time &lt; 1 s) and precise sorting via servos (error &lt; 1°).</text:p>
      <text:p text:style-name="P1">- Targeting small-scale applications with a focus on hygiene, aligning with WHO guidelines and addressing health risks like those in Isiolo General Hospital (2025).</text:p>
      <text:p text:style-name="P1"/>
      <text:p text:style-name="P1">This system empowers users to make responsible waste management decisions, supported by potential GUI integration for bin status and location, enhancing usability for diverse populations. By addressing cost, accessibility, and automation gaps, the proposed smart dustbin contributes to sustainable waste management globally.</text:p>
      <text:p text:style-name="P1"/>
      <text:p text:style-name="P1"/>
      <text:p text:style-name="P3"><text:bookmark text:name="t3_13"/>The authors in have made a quantitative analysis between existing dustbins and their serving <text:bookmark text:name="t4_13"/>population. The study first analyses the spatial distribution of dustbins in some areas of Dhaka <text:bookmark text:name="t5_13"/>city using average nearest neighbor functions of GIS. Remarkably, the spatial circulation of <text:bookmark text:name="t6_13"/>the current dustbins has appeared to be dominatingly in clustered pattern. Next, an optimal <text:bookmark text:name="t7_13"/>number of additional dustbins were calculated. It is shown that the number of existing dustbins <text:bookmark text:name="t8_13"/>is insufficient in the study area. The extent of pollution caused by the existing dustbins was <text:bookmark text:name="t9_13"/>calculated using spatial analyst functions of GIS. It is found that all the dustbins are burnt <text:bookmark text:name="ta_13"/>with wastes and causing pollution to the environment. The results thus obtained would help <text:bookmark text:name="tb_13"/>to understand the present situation of the waste management of Research Article Volume 6 <text:bookmark text:name="tc_13"/>Issue No. <text:bookmark text:name="td_13"/>6 International Journal of Engineering Science and Computing, June 2016 7114 <text:bookmark text:name="te_13"/>http://ijesc.org/ Dhaka city and to optimally place the required number of dustbins to prevent <text:bookmark text:name="tf_13"/>further pollution to environment.</text:p>
      <text:p text:style-name="P3"><text:span text:style-name="T1">T</text:span>he authors in have equipped the smart bins with ultrasonic sensors which measure the <text:bookmark text:name="th_13"/>level of dustbin being filled up. <text:bookmark text:name="ti_13"/>The container is divided into three levels of garbage bein<text:span text:style-name="T1">g </text:span>collected in it. Every time the garbage crosses a level the sensors receives the data of the filled <text:bookmark text:name="tk_13"/>level. This data is further sent to the garbage analyzer as instant message using GSM module. <text:bookmark text:name="tl_13"/>Placing three <text:soft-page-break/>ultrasonic sensors at three different levels of the container may be a disadvantage <text:bookmark text:name="tm_13"/>as the cost of the dustbin increases due to the sensors and also the sensors can be damaged due to <text:bookmark text:name="tn_13"/>the rough action by the users. An IoT-based smart garbage system (SGS) is proposed to reduce <text:bookmark text:name="to_13"/>the amount of food waste The authors in . In an SGS, battery-based smart garbage bins (SGBs) <text:bookmark text:name="tp_13"/>exchange information with each other using wireless mesh networks, and a router and server <text:bookmark text:name="tq_13"/>collect and analyze the information for service provisioning. Furthermore, the SGS includes </text:p>
      <text:p text:style-name="P4"><text:bookmark text:name="t1_14"/>various IoT skills considering user convenience and increases the battery lifetime through two <text:bookmark text:name="t2_14"/>types of energy-efficient operations of the SGBs: stand-alone operation and cooperation based <text:bookmark text:name="t3_14"/>operation. The proposed SGS had been functioned as a pilot project in Gangnam district, Seoul, <text:bookmark text:name="t4_14"/>Republic of Korea, for a one-year period. The test demonstrated that the normal measure of <text:bookmark text:name="t5_14"/>food waste could be decreased by 33%. <text:span text:style-name="T1">T</text:span>he authors in has built a framework in which a <text:bookmark text:name="t7_14"/>Camera will be set at each garbage collection point alongside load cell sensor at base of the <text:bookmark text:name="t8_14"/>trash can. The camera will take continuous snapshots of the garbage can. A threshold level is <text:bookmark text:name="t9_14"/>set which compares the output of camera and load sensor. The comparison is done with help of <text:bookmark text:name="ta_14"/>microcontroller. After analyzing the image an idea about level of garbage in the can and from <text:bookmark text:name="tb_14"/>the load cell sensor, weight of garbage can be known. Accordingly, information is processed <text:bookmark text:name="tc_14"/>that is controller checks if the threshold level is exceeded or not. This is convenient to use but <text:bookmark text:name="td_14"/>economically not reliable.</text:p>
      <text:p text:style-name="P4"/>
      <text:p text:style-name="P4"/>
      <text:p text:style-name="P4">Authors Twinkle Sinha, K. Mugesh Kumar, P. Saishara (2015)in the paper about “SMART DUSTBIN, ” - A single directional cylinder is suspended next to the lid of dustbin. The piston is free to move up and down vertically inside the dustbin to a certain level. A plate is attached to the cylinder for compressing the garbage. The shape of this plate depends upon the shape of the dustbin. The compressing plate consists of a side hole through which the leaf switch is suspended upside down. The level of leaf switch is placed lower to the maximum level to which the compressing plate can reach down thus <text:soft-page-break/>even after the switch gets pressed, garbage can be dumped in the dustbin to a certain extent.</text:p>
      <text:p text:style-name="P4">In the paper “Smart dustbin for economic growth”, the authors U. Nagaraju, Ritu Mishra, Chaitanya Kumar, Rajkumar(2017) emphasized on the concept of smart dustbin which accepts a SIM card, and operates over a subscription to a mobile operator, just like a mobile phone. A GSM modem can be an external device or a PC Card / PCMCIA Card. An external GSM modem is connected to a computer through a serial cable or a USB cable. When a GSM modem is connected to a computer, this allows the computer to communicate over the mobile network. While these GSM modems are most frequently used to provide mobile for internet connectivity, many of them can also be used for sending and receiving SMS and MMS message. GSM Modem sends and receives data through radio waves. In this project GSM 900 modem is used to send the messages. It consists of a GSM/GPRS modem with standard communication interfaces like RS-232 (Serial Port), USB, so that it can be easily connected to the other devices. The power supply circuit is also built in the module that can be turn ON by using a suitable adaptor.</text:p>
      <text:p text:style-name="P4">In the paper titled “Smart Dustbin- An Intelligent Approach to Fulfill Swatchh Bharat Mission”, the authors Priyam Parikh, Dr. Rupesh Vasani, Akshar Rava (2017) had Interfaced RFID with Arduino UNO. Interfacing Serial LCD with Arduino. Sending AT commands to GSM module. Decision making with the use of ultrasonic sensor. Common DC power supply designing. Implementing SPI communication in Arduino. Multiple Serial Port communication. Circuit Size Reduction. Providing PWM signals to Servo Motor.</text:p>
      <text:p text:style-name="P4">Authors M.R. Sundarakumar, S. Naveen, S. Arun kumar, Kamal Kumar Ray (2017) in the paper “Smart dustbin – garbage monitoring system by efficient arduino based” have used ultrasonic sensors used to measure the garbage height. Arduino is used to connect all the modules for data transformation. By the GSM module the message will be sent to the user when the dust bin is full. Bluetooth module used to display the garbage height to the user mobile. Instead of normal battery the lithium battery and solar panel will be used because it can rechargeable.</text:p>
      <text:p text:style-name="P4"><text:soft-page-break/>In the paper “Smart Waste Bin with Real-Time Monitoring System” the authors</text:p>
      <text:p text:style-name="P4">Norfadzlia Mohd Yusof, Mohd Faizal Zulkifli, Nor Yusma Amira Mohd Yusof, Azziana</text:p>
      <text:p text:style-name="P4">Afififie Azman (2018) - As a guidelines for proposing the new framework for waste</text:p>
      <text:p text:style-name="P4">management system, several problems in waste management are considered:</text:p>
      <text:p text:style-name="P4">1. Lack of information about the collecting time and area.</text:p>
      <text:p text:style-name="P4">2. Lack of proper system to monitor the trucks and trash bins that have been</text:p>
      <text:p text:style-name="P4">collected in real time.</text:p>
      <text:p text:style-name="P4">3. There is no estimation to the amount of solid waste inside the bin and the</text:p>
      <text:p text:style-name="P4">surrounding area due to the scattering of waste.</text:p>
      <text:p text:style-name="P4">4. There is no quick response to urgent cases like truck accident, breakdown,</text:p>
      <text:p text:style-name="P4">longtime idling.</text:p>
      <text:p text:style-name="P4">5. There is no quick way to response to client’s complaints about uncollected waste. </text:p>
      <text:p text:style-name="P4">6. There is no analysis of finding best route path of collecting waste.</text:p>
      <text:p text:style-name="P4">The proposed confirmed able to provide solutions to all above problems. In this paper the framework is used to develop modules for problems 1, 2, 3 and This framework consists of three segments namely the solar power system, smart waste bin and control station. Each part is facilitates with subsystems that will execute different tasks. All these segments and subsystems will be further described in the following section.</text:p>
      <text:p text:style-name="P4"/>
      <text:p text:style-name="P4">In the paper titled “IoT based garbage monitoring using Arduino” the authors Md. Aasim Anwar, Prateek Sarkar, Rajeshwar Dutta, Md. Sadik Mohammad Mollick (2018) – have designed structure of the system is developed before implementation of circuit. Used advanced microcontroller called Arduino (ATmega8). It is in-built with many components like analog to digital converter, clock of 16 MHz, shift registers. In this project we put the ultrasonic sensor on top of the garbage bin/ dump. The output of the ultrasonic sensor is processed by the Arduino and the output is then sent to the GSM module which sends a text message to the concerned person. We <text:soft-page-break/>have a threshold value of 5cm. Which means that if the distance of the sensor from the top of the garbage is less than 5cm, the output will come with a message that the basket is full? Also, a buzzer will ring if output is less than 5cm. The DHT11 sensor will show the temperature and the humidity. </text:p>
      <text:p text:style-name="P3">In the paper “Smart Dustbin” authors namely Dr. Baidyanath Ram Prajapati (2018) – have designed a “Smart Dustbin” which is a GSM enabled bin which automatically detects the garbage level and sends message to respective municipal authorities updating the status of the bin. To make our adopted village Kachhera Warsabad, G.B. Nagar, UP clean and healthy using “Smart Dustbins”. </text:p>
      <text:p text:style-name="P3">Authors Anilkumar C.S., Suhas G, Sushma S (2019) in the paper “A Smart Dustbin using Mobile Application” discussed that there is no moving dustbin available in the market. It makes work simple for physically challenged people and aged who are unable to use in the dustbin and also provides a solution for Inappropriate placement of dustbin in the surrounding. A Smart Dustbin using Mobile Application. None of the system <text:s/>contains real time tracking status of the fullness of the bins. No dust bins are present that can detect the odour caused by the bins.</text:p>
      <text:p text:style-name="P4">In the paper “SMART DUSTBIN USING ARDUINO,” the authors Mamta Pandey, Anamika Gowala, Mrinal Jyoti Goswami, ChinmoySaikia and Dr. Dibyajyoti Bora. (2020) – Smart dustbin using arduino is an IOT based project. Here we are using arduino for code execution, for sensing we used ultrasonic sensor which will open lid and wait for few moment. It will bring drastic changes in terms of cleanliness with the help of technology. Everything is getting with smart technology for the betterment of human being. So this help in maintaining the environment clean with 8 the help of technology. It is a sensor based dustbin so it would be easy to access/use for any age group. Our aim is also to make it cost effective so that many numbers of people can get the benefit from this. And it should be usable to anyone and helpful for th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2"/><text:page-number text:select-page="current">9</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4T06:47:58.402807232</meta:creation-date>
    <dc:date>2025-05-14T07:07:31.344589829</dc:date>
    <meta:editing-duration>PT9M2S</meta:editing-duration>
    <meta:editing-cycles>1</meta:editing-cycles>
    <meta:document-statistic meta:table-count="0" meta:image-count="0" meta:object-count="0" meta:page-count="9" meta:paragraph-count="52" meta:word-count="2813" meta:character-count="18194" meta:non-whitespace-character-count="15423"/>
    <meta:generator>LibreOffice/25.2.2.2$Linux_X86_64 LibreOffice_project/520$Build-2</meta:generator>
  </office:meta>
</office:document-meta>
</file>